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140CD7F81EC5E50B5CE.jpg" manifest:media-type="image/jpeg"/>
  <manifest:file-entry manifest:full-path="Pictures/1000000000000140000000F0F075B28610CA0CA8.jpg" manifest:media-type="image/jpeg"/>
  <manifest:file-entry manifest:full-path="Pictures/10000000000000F0000001403F726807F9A8379F.jpg" manifest:media-type="image/jpeg"/>
  <manifest:file-entry manifest:full-path="Pictures/1000000000000140000000F0A3F7D00AE4823F2B.jpg" manifest:media-type="image/jpeg"/>
  <manifest:file-entry manifest:full-path="Pictures/10000000000000F00000014094D762BE6B4DE22F.jpg" manifest:media-type="image/jpeg"/>
  <manifest:file-entry manifest:full-path="Pictures/10000000000000F000000140E4093E0CAF02C731.jpg" manifest:media-type="image/jpeg"/>
  <manifest:file-entry manifest:full-path="Pictures/10000000000000F000000140559C5CF3868A9151.jpg" manifest:media-type="image/jpeg"/>
  <manifest:file-entry manifest:full-path="Pictures/1000000000000140000000F0509733F5AAF39137.jpg" manifest:media-type="image/jpeg"/>
  <manifest:file-entry manifest:full-path="Pictures/10000000000000F000000140028B2EE44C3F0488.jpg" manifest:media-type="image/jpeg"/>
  <manifest:file-entry manifest:full-path="Pictures/10000000000000F0000001408258995B937C3F5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899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89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3cm, 0cm, 1.526cm, 0.697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8cm, 0.5cm, 1.251cm, 0.7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09cm, 0cm, 0cm, 1.13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9cm, 0cm, 0cm, 0.29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style:font-name="Arial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font-name="Arial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799cm" svg:height="6.399cm" svg:x="4.201cm" svg:y="1.602cm">
          <draw:image xlink:href="Pictures/10000000000000F0000001408258995B937C3F57.jpg" xlink:type="simple" xlink:show="embed" xlink:actuate="onLoad" draw:mime-type="image/jpeg">
            <text:p/>
          </draw:image>
        </draw:frame>
        <draw:frame draw:style-name="gr1" draw:text-style-name="P1" draw:layer="layout" svg:width="4.799cm" svg:height="6.399cm" svg:x="10.701cm" svg:y="1.602cm">
          <draw:image xlink:href="Pictures/10000000000000F000000140028B2EE44C3F0488.jpg" xlink:type="simple" xlink:show="embed" xlink:actuate="onLoad" draw:mime-type="image/jpeg">
            <text:p/>
          </draw:image>
        </draw:frame>
        <draw:frame draw:style-name="gr2" draw:text-style-name="P1" draw:layer="layout" svg:width="4.799cm" svg:height="4.398cm" svg:x="12.5cm" svg:y="6.102cm">
          <draw:image xlink:href="Pictures/10000000000000F000000140559C5CF3868A9151.jpg" xlink:type="simple" xlink:show="embed" xlink:actuate="onLoad" draw:mime-type="image/jpeg">
            <text:p/>
          </draw:image>
        </draw:frame>
        <draw:frame draw:style-name="gr1" draw:text-style-name="P1" draw:layer="layout" svg:width="4.799cm" svg:height="6.399cm" svg:x="7.201cm" svg:y="5.001cm">
          <draw:image xlink:href="Pictures/10000000000000F0000001403F726807F9A8379F.jpg" xlink:type="simple" xlink:show="embed" xlink:actuate="onLoad" draw:mime-type="image/jpeg">
            <text:p/>
          </draw:image>
        </draw:frame>
        <draw:frame draw:style-name="gr3" draw:text-style-name="P1" draw:layer="layout" svg:width="4.799cm" svg:height="4.499cm" svg:x="3.5cm" svg:y="7.501cm">
          <draw:image xlink:href="Pictures/10000000000000F00000014094D762BE6B4DE22F.jpg" xlink:type="simple" xlink:show="embed" xlink:actuate="onLoad" draw:mime-type="image/jpeg">
            <text:p/>
          </draw:image>
        </draw:frame>
        <draw:frame draw:style-name="gr4" draw:text-style-name="P1" draw:layer="layout" svg:width="4.5cm" svg:height="4.799cm" svg:x="17.5cm" svg:y="1.701cm">
          <draw:image xlink:href="Pictures/1000000000000140000000F0A3F7D00AE4823F2B.jpg" xlink:type="simple" xlink:show="embed" xlink:actuate="onLoad" draw:mime-type="image/jpeg">
            <text:p/>
          </draw:image>
        </draw:frame>
        <draw:frame draw:style-name="gr5" draw:text-style-name="P1" draw:layer="layout" svg:width="5.701cm" svg:height="2.499cm" svg:x="17.299cm" svg:y="6.5cm">
          <draw:image xlink:href="Pictures/1000000000000140000000F0509733F5AAF39137.jpg" xlink:type="simple" xlink:show="embed" xlink:actuate="onLoad" draw:mime-type="image/jpeg">
            <text:p/>
          </draw:image>
        </draw:frame>
        <draw:frame draw:style-name="gr6" draw:text-style-name="P1" draw:layer="layout" svg:width="3.499cm" svg:height="4.499cm" svg:x="17cm" svg:y="10cm">
          <draw:image xlink:href="Pictures/10000000000000F000000140E4093E0CAF02C731.jpg" xlink:type="simple" xlink:show="embed" xlink:actuate="onLoad" draw:mime-type="image/jpeg">
            <text:p/>
          </draw:image>
        </draw:frame>
        <draw:frame draw:style-name="gr7" draw:text-style-name="P1" draw:layer="layout" svg:width="5.263cm" svg:height="2.689cm" svg:x="10.737cm" svg:y="10.5cm">
          <draw:image xlink:href="Pictures/1000000000000140000000F0F075B28610CA0CA8.jpg" xlink:type="simple" xlink:show="embed" xlink:actuate="onLoad" draw:mime-type="image/jpeg">
            <text:p/>
          </draw:image>
        </draw:frame>
        <draw:frame draw:style-name="gr8" draw:text-style-name="P1" draw:layer="layout" svg:width="4.5cm" svg:height="5.399cm" svg:x="20.5cm" svg:y="9.101cm">
          <draw:image xlink:href="Pictures/10000000000000F000000140CD7F81EC5E50B5CE.jpg" xlink:type="simple" xlink:show="embed" xlink:actuate="onLoad" draw:mime-type="image/jpeg">
            <text:p/>
          </draw:image>
        </draw:frame>
        <draw:frame draw:style-name="gr9" draw:text-style-name="P3" draw:layer="layout" svg:width="13cm" svg:height="2.453cm" svg:x="7.593cm" svg:y="-0.059cm">
          <draw:text-box>
            <text:p text:style-name="P2"><text:span text:style-name="T1">Farben Wahrnehme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19:46:45.526119252</meta:creation-date>
    <dc:date>2022-06-30T19:55:34.914103748</dc:date>
    <meta:editing-duration>PT8M50S</meta:editing-duration>
    <meta:editing-cycles>1</meta:editing-cycles>
    <meta:document-statistic meta:object-count="34"/>
    <meta:generator>LibreOffice/7.3.1.3$MacOSX_AARCH64 LibreOffice_project/a69ca51ded25f3eefd52d7bf9a5fad8c90b87951</meta:generator>
  </office:meta>
</office:document-meta>
</file>